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5c57" officeooo:paragraph-rsid="00165c57"/>
    </style:style>
    <style:style style:name="P2" style:family="paragraph" style:parent-style-name="Standard">
      <style:text-properties officeooo:paragraph-rsid="00165c57"/>
    </style:style>
    <style:style style:name="P3" style:family="paragraph" style:parent-style-name="Standard">
      <style:text-properties officeooo:paragraph-rsid="00177558"/>
    </style:style>
    <style:style style:name="T1" style:family="text">
      <style:text-properties officeooo:rsid="00165c57"/>
    </style:style>
    <style:style style:name="T2" style:family="text">
      <style:text-properties fo:font-variant="normal" fo:text-transform="none" fo:color="#404040" loext:opacity="100%" style:font-name="DeepSeek-CJK-patch" fo:font-size="12pt" fo:letter-spacing="normal" fo:font-style="normal" fo:font-weight="normal"/>
    </style:style>
    <style:style style:name="T3" style:family="text">
      <style:text-properties fo:font-variant="normal" fo:text-transform="none" fo:color="#404040" loext:opacity="100%" style:font-name="DeepSeek-CJK-patch" fo:font-size="12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404040" loext:opacity="100%" style:font-name="DeepSeek-CJK-patch" fo:font-size="12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404040" loext:opacity="100%" style:font-name="DeepSeek-CJK-patch" fo:font-size="13.5pt" fo:letter-spacing="normal" fo:font-style="normal" fo:font-weight="normal"/>
    </style:style>
    <style:style style:name="T6" style:family="text">
      <style:text-properties fo:font-variant="normal" fo:text-transform="none" fo:color="#404040" loext:opacity="100%" style:font-name="DeepSeek-CJK-patch" fo:font-size="13.5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404040" loext:opacity="100%" fo:letter-spacing="normal"/>
    </style:style>
    <style:style style:name="T8" style:family="text">
      <style:text-properties fo:font-variant="normal" fo:text-transform="none" fo:color="#404040" loext:opacity="100%" fo:letter-spacing="normal" fo:font-weight="normal" style:font-weight-asian="normal" style:font-weight-complex="normal"/>
    </style:style>
    <style:style style:name="T9" style:family="text">
      <style:text-properties officeooo:rsid="00177558"/>
    </style:style>
    <style:style style:name="T10" style:family="text">
      <style:text-properties officeooo:rsid="0017de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">1.</text:span></text:span><text:span text:style-name="Strong_20_Emphasis">Создание Dockerfile и конфигурация</text:span><text:span text:style-name="Strong_20_Emphasis"><text:span text:style-name="T1">(app.py , </text:span></text:span><text:span text:style-name="Strong_20_Emphasis">requirements.txt, Dockerfile, .dockerignore </text:span><text:span text:style-name="Strong_20_Emphasis"><text:span text:style-name="T1">)</text:span></text:span></text:p>
      <text:p text:style-name="P3"><text:span text:style-name="Strong_20_Emphasis"><text:span text:style-name="T9">2.</text:span></text:span><text:span text:style-name="Strong_20_Emphasis">Сборка Docker-образа</text:span></text:p>
      <text:p text:style-name="P3"><text:span text:style-name="Strong_20_Emphasis"><text:span text:style-name="T9">3.</text:span></text:span><text:span text:style-name="Strong_20_Emphasis">Запуск контейнера</text:span></text:p>
      <text:p text:style-name="P3"><text:span text:style-name="Strong_20_Emphasis"><text:span text:style-name="T9">4.Тестируем через терминал </text:span></text:span></text:p>
      <text:p text:style-name="P3"><text:span text:style-name="Strong_20_Emphasis"/></text:p>
      <text:p text:style-name="P3"><text:span text:style-name="Strong_20_Emphasis"/></text:p>
      <text:p text:style-name="P1"><text:span text:style-name="Strong_20_Emphasis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2T20:23:16.846500723</meta:creation-date>
    <dc:date>2025-04-12T20:55:01.012491706</dc:date>
    <meta:editing-duration>PT1M2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4" meta:word-count="16" meta:character-count="159" meta:non-whitespace-character-count="146"/>
  </office:meta>
</office:document-meta>
</file>